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Lohit Hindi2" svg:font-family="'Lohit Hindi'"/>
    <style:font-face style:name="Arial" svg:font-family="Arial" style:font-family-generic="swiss"/>
    <style:font-face style:name="Lohit Hindi" svg:font-family="'Lohit Hindi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6pt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2" style:font-size-asian="20pt" style:font-style-asian="normal" style:font-weight-asian="normal" style:font-name-complex="Arial2" style:font-size-complex="2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font-name="Arial1" fo:font-size="9.75pt" fo:letter-spacing="normal" fo:font-style="normal" fo:text-shadow="none" style:text-underline-style="none" fo:font-weight="normal" style:letter-kerning="true" fo:background-color="#ff8fe3" style:font-name-asian="Arial2" style:font-size-asian="20pt" style:font-style-asian="normal" style:font-weight-asian="normal" style:font-name-complex="Arial2" style:font-size-complex="2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36pt" style:font-size-asian="36pt" style:font-size-complex="36pt"/>
    </style:style>
    <style:style style:name="P7" style:family="paragraph" style:parent-style-name="Standard">
      <style:paragraph-properties fo:margin-left="0in" fo:margin-right="0in" style:line-height-at-least="0.1772in" fo:text-indent="0in" style:auto-text-indent="false" fo:padding="0in" fo:border="none"/>
      <style:text-properties fo:font-variant="normal" fo:text-transform="none" fo:color="#000000" style:font-name="Arial1" fo:font-size="9.75pt" fo:letter-spacing="normal" fo:font-style="normal" fo:font-weight="normal" fo:background-color="#ff8fe3"/>
    </style:style>
    <style:style style:name="P8" style:family="paragraph" style:parent-style-name="Standard">
      <style:paragraph-properties fo:margin-left="0in" fo:margin-right="0in" style:line-height-at-least="0.1772in" fo:text-indent="0in" style:auto-text-indent="false" fo:padding="0in" fo:border="none"/>
      <style:text-properties fo:font-variant="normal" fo:text-transform="none" fo:color="#000000" style:font-name="Arial1" fo:font-size="9.75pt" fo:letter-spacing="normal" fo:font-style="normal" fo:font-weight="normal" fo:background-color="#d9a9cd"/>
    </style:style>
    <style:style style:name="P9" style:family="paragraph" style:parent-style-name="Standard">
      <style:paragraph-properties fo:margin-left="0in" fo:margin-right="0in" style:line-height-at-least="0.1772in" fo:text-indent="0in" style:auto-text-indent="false" fo:padding="0in" fo:border="none"/>
      <style:text-properties fo:font-variant="normal" fo:text-transform="none" fo:color="#000000" style:font-name="Arial1" fo:font-size="9.75pt" fo:letter-spacing="normal" fo:font-style="normal" fo:font-weight="normal"/>
    </style:style>
    <style:style style:name="T1" style:family="text"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2" style:font-size-asian="20pt" style:font-style-asian="normal" style:font-weight-asian="normal" style:font-name-complex="Arial2" style:font-size-complex="20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background-color="#d9a9cd"/>
    </style:style>
    <style:style style:name="T3" style:family="text">
      <style:text-properties fo:background-color="#ff8f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 Source Comes to Campus</text:p>
      <text:p text:style-name="P2">Morris, MN</text:p>
      <text:p text:style-name="P1"/>
      <text:p text:style-name="P3">9:30 – 10:00<text:tab/>Breakfast, Socializing</text:p>
      <text:p text:style-name="P3"/>
      <text:p text:style-name="P3">10:00 – 10:30<text:tab/>Laptop Setup, Introductions</text:p>
      <text:p text:style-name="P3"/>
      <text:p text:style-name="P3">10:30 – 11:30<text:tab/>Communications Tools</text:p>
      <text:p text:style-name="P3"/>
      <text:p text:style-name="P3">11:30 – 12:00<text:tab/>Career Musical Chairs</text:p>
      <text:p text:style-name="P3"/>
      <text:p text:style-name="P3">12:00 – 12:30<text:tab/>How to Pick a Project</text:p>
      <text:p text:style-name="P3"/>
      <text:p text:style-name="P3">12:30 – 1:15<text:tab/>Lunch</text:p>
      <text:p text:style-name="P3"/>
      <text:p text:style-name="P3">1:15 – 2:15<text:tab/><text:tab/>Practicing Git</text:p>
      <text:p text:style-name="P5"><text:span text:style-name="T1"/></text:p>
      <text:p text:style-name="P5"><text:span text:style-name="T1">2:15 – 5:00<text:tab/><text:tab/>Projects Ti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sans-serif"/>
    <style:font-face style:name="Lohit Hindi2" svg:font-family="'Lohit Hindi'"/>
    <style:font-face style:name="Arial" svg:font-family="Arial" style:font-family-generic="swiss"/>
    <style:font-face style:name="Lohit Hindi" svg:font-family="'Lohit Hindi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Arial Unicode M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Arial Unicode M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a </meta:initial-creator>
    <meta:creation-date>2013-09-25T09:12:16</meta:creation-date>
    <dc:date>2013-09-27T15:18:22</dc:date>
    <dc:creator>Shauna </dc:creator>
    <meta:editing-duration>PT3H54M51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10" meta:word-count="51" meta:character-count="288" meta:non-whitespace-character-count="245"/>
  </office:meta>
</office:document-meta>
</file>